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MercuryTextG4-Roman" svg:font-family="MercuryTextG4-Roman" style:font-family-generic="roman"/>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fo:font-style="normal" officeooo:rsid="001607bd" officeooo:paragraph-rsid="00032a44" fo:background-color="transparent" style:font-style-asian="normal" style:font-style-complex="normal"/>
    </style:style>
    <style:style style:name="P2" style:family="paragraph" style:parent-style-name="Standard">
      <style:text-properties style:use-window-font-color="true" fo:font-style="normal" officeooo:rsid="0014423a" officeooo:paragraph-rsid="00032a44" fo:background-color="transparent" style:font-style-asian="normal" style:font-style-complex="normal"/>
    </style:style>
    <style:style style:name="P3" style:family="paragraph" style:parent-style-name="Standard">
      <style:text-properties style:use-window-font-color="true" fo:font-size="14pt" fo:font-weight="bold" officeooo:rsid="000ace59" officeooo:paragraph-rsid="00032a44" fo:background-color="transparent" style:font-size-asian="14pt" style:font-weight-asian="bold" style:font-size-complex="14pt" style:font-weight-complex="bold"/>
    </style:style>
    <style:style style:name="P4" style:family="paragraph" style:parent-style-name="Standard">
      <style:text-properties style:use-window-font-color="true" fo:font-style="italic" officeooo:rsid="0014423a" officeooo:paragraph-rsid="00032a44" fo:background-color="transparent" style:font-style-asian="italic" style:font-style-complex="italic"/>
    </style:style>
    <style:style style:name="P5" style:family="paragraph" style:parent-style-name="Standard">
      <style:text-properties style:use-window-font-color="true" officeooo:rsid="0014423a" officeooo:paragraph-rsid="00032a44" fo:background-color="transparent"/>
    </style:style>
    <style:style style:name="P6" style:family="paragraph" style:parent-style-name="Standard">
      <style:text-properties style:use-window-font-color="true" officeooo:rsid="001607bd" officeooo:paragraph-rsid="00032a44" fo:background-color="transparent"/>
    </style:style>
    <style:style style:name="P7" style:family="paragraph" style:parent-style-name="Standard">
      <style:text-properties fo:font-size="14pt" fo:font-weight="bold" officeooo:rsid="0011f427" officeooo:paragraph-rsid="00032a44" fo:background-color="transparent" style:font-size-asian="14pt" style:font-weight-asian="bold" style:font-size-complex="14pt" style:font-weight-complex="bold"/>
    </style:style>
    <style:style style:name="P8" style:family="paragraph" style:parent-style-name="Standard">
      <style:text-properties fo:font-size="14pt" fo:font-weight="bold" officeooo:paragraph-rsid="0004c5dc" style:font-size-asian="14pt" style:font-weight-asian="bold" style:font-size-complex="14pt" style:font-weight-complex="bold"/>
    </style:style>
    <style:style style:name="P9" style:family="paragraph" style:parent-style-name="Standard">
      <style:text-properties fo:font-size="14pt" fo:font-style="italic" fo:font-weight="normal" officeooo:rsid="000ace59" officeooo:paragraph-rsid="0004c5dc" fo:background-color="transparent" style:font-size-asian="14pt" style:font-style-asian="italic" style:font-weight-asian="normal" style:font-size-complex="14pt" style:font-style-complex="italic" style:font-weight-complex="normal"/>
    </style:style>
    <style:style style:name="P10" style:family="paragraph" style:parent-style-name="Standard">
      <style:text-properties fo:font-size="14pt" fo:font-style="italic" fo:font-weight="normal" officeooo:rsid="000ace59" officeooo:paragraph-rsid="00080dea" fo:background-color="transparent"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paragraph-rsid="0004c5dc"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paragraph-rsid="00080dea"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normal" fo:font-weight="bold" officeooo:paragraph-rsid="00080dea" style:font-size-asian="14pt" style:font-style-asian="normal" style:font-weight-asian="bold" style:font-size-complex="14pt" style:font-style-complex="normal" style:font-weight-complex="bold"/>
    </style:style>
    <style:style style:name="P14" style:family="paragraph" style:parent-style-name="Standard">
      <style:text-properties fo:font-size="12pt" fo:font-weight="bold" officeooo:rsid="0011f427" officeooo:paragraph-rsid="00032a44" fo:background-color="transparent" style:font-size-asian="12pt" style:font-weight-asian="bold" style:font-size-complex="12pt" style:font-weight-complex="bold"/>
    </style:style>
    <style:style style:name="P15" style:family="paragraph" style:parent-style-name="Standard">
      <style:text-properties fo:font-size="12pt" fo:font-weight="normal" officeooo:rsid="0011f427" officeooo:paragraph-rsid="00032a44" fo:background-color="transparent" style:font-size-asian="12pt" style:font-weight-asian="normal" style:font-size-complex="12pt" style:font-weight-complex="normal"/>
    </style:style>
    <style:style style:name="P16" style:family="paragraph" style:parent-style-name="Standard">
      <style:text-properties fo:font-size="12pt" fo:font-weight="normal" officeooo:rsid="0012756e" officeooo:paragraph-rsid="00032a44" fo:background-color="transparent" style:font-size-asian="12pt" style:font-weight-asian="normal" style:font-size-complex="12pt" style:font-weight-complex="normal"/>
    </style:style>
    <style:style style:name="P17" style:family="paragraph" style:parent-style-name="Standard">
      <style:text-properties fo:font-size="12pt" fo:font-weight="normal" officeooo:rsid="000ace59" officeooo:paragraph-rsid="00032a44" fo:background-color="transparent" style:font-size-asian="12pt" style:font-weight-asian="normal" style:font-size-complex="12pt" style:font-weight-complex="normal"/>
    </style:style>
    <style:style style:name="P18" style:family="paragraph" style:parent-style-name="Standard">
      <style:text-properties fo:font-size="12pt" fo:font-weight="normal" officeooo:rsid="0012a1a5" officeooo:paragraph-rsid="00032a44" fo:background-color="transparent" style:font-size-asian="12pt" style:font-weight-asian="normal" style:font-size-complex="12pt" style:font-weight-complex="normal"/>
    </style:style>
    <style:style style:name="P19" style:family="paragraph" style:parent-style-name="Standard">
      <style:text-properties fo:font-size="12pt" fo:font-style="italic" fo:font-weight="normal" officeooo:rsid="0012a1a5" officeooo:paragraph-rsid="00032a44" fo:background-color="transparent" style:font-size-asian="12pt" style:font-style-asian="italic" style:font-weight-asian="normal" style:font-size-complex="12pt" style:font-style-complex="italic" style:font-weight-complex="normal"/>
    </style:style>
    <style:style style:name="P20" style:family="paragraph" style:parent-style-name="Standard">
      <style:text-properties officeooo:rsid="0011f427" officeooo:paragraph-rsid="00032a44" fo:background-color="transparent"/>
    </style:style>
    <style:style style:name="P21" style:family="paragraph" style:parent-style-name="Standard">
      <style:text-properties officeooo:rsid="000ace59" officeooo:paragraph-rsid="00032a44" fo:background-color="transparent"/>
    </style:style>
    <style:style style:name="P22" style:family="paragraph" style:parent-style-name="Standard">
      <style:text-properties officeooo:rsid="0012a1a5" officeooo:paragraph-rsid="00032a44" fo:background-color="transparent"/>
    </style:style>
    <style:style style:name="P23" style:family="paragraph" style:parent-style-name="Standard">
      <style:text-properties fo:font-weight="normal" officeooo:rsid="000ace59" officeooo:paragraph-rsid="00032a44" fo:background-color="transparent" style:font-weight-asian="normal" style:font-weight-complex="normal"/>
    </style:style>
    <style:style style:name="P24" style:family="paragraph" style:parent-style-name="Standard">
      <style:text-properties fo:font-weight="normal" officeooo:rsid="0011f427" officeooo:paragraph-rsid="00032a44" fo:background-color="transparent" style:font-weight-asian="normal" style:font-weight-complex="normal"/>
    </style:style>
    <style:style style:name="P25" style:family="paragraph" style:parent-style-name="Standard">
      <style:text-properties fo:font-style="italic" officeooo:rsid="000f7a6b" officeooo:paragraph-rsid="00032a44" style:font-style-asian="italic" style:font-style-complex="italic"/>
    </style:style>
    <style:style style:name="P26" style:family="paragraph" style:parent-style-name="Standard">
      <style:text-properties fo:font-style="italic" officeooo:rsid="000c1195" officeooo:paragraph-rsid="00032a44" style:font-style-asian="italic" style:font-style-complex="italic"/>
    </style:style>
    <style:style style:name="P27" style:family="paragraph" style:parent-style-name="Standard">
      <style:text-properties fo:font-style="italic" officeooo:paragraph-rsid="00032a44" style:font-style-asian="italic" style:font-style-complex="italic"/>
    </style:style>
    <style:style style:name="P28" style:family="paragraph" style:parent-style-name="Standard">
      <style:text-properties fo:font-style="italic" officeooo:rsid="000ace59" officeooo:paragraph-rsid="00032a44" fo:background-color="transparent" style:font-style-asian="italic" style:font-style-complex="italic"/>
    </style:style>
    <style:style style:name="P29" style:family="paragraph" style:parent-style-name="Standard">
      <style:text-properties officeooo:rsid="000ace59" officeooo:paragraph-rsid="00032a44" fo:background-color="#ff0000"/>
    </style:style>
    <style:style style:name="P30" style:family="paragraph" style:parent-style-name="Standard">
      <style:paragraph-properties fo:break-before="page"/>
      <style:text-properties fo:font-size="14pt" fo:font-weight="bold" officeooo:rsid="000ace59" officeooo:paragraph-rsid="00032a44" fo:background-color="transparent" style:font-size-asian="14pt" style:font-weight-asian="bold" style:font-size-complex="14pt" style:font-weight-complex="bold"/>
    </style:style>
    <style:style style:name="P31" style:family="paragraph" style:parent-style-name="PL-SubHeading">
      <style:text-properties officeooo:paragraph-rsid="00080dea"/>
    </style:style>
    <style:style style:name="P32" style:family="paragraph" style:parent-style-name="PL-Paragraph">
      <style:text-properties fo:font-size="14pt" fo:font-style="italic" fo:font-weight="normal" officeooo:rsid="000ace59" officeooo:paragraph-rsid="00080dea" fo:background-color="transparent" style:font-size-asian="14pt" style:font-style-asian="italic" style:font-weight-asian="normal" style:font-size-complex="14pt" style:font-style-complex="italic" style:font-weight-complex="normal"/>
    </style:style>
    <style:style style:name="P33" style:family="paragraph" style:parent-style-name="PL-Paragraph">
      <style:text-properties officeooo:paragraph-rsid="00080dea"/>
    </style:style>
    <style:style style:name="P34" style:family="paragraph" style:parent-style-name="PL-Paragraph" style:list-style-name="L1"/>
    <style:style style:name="P35" style:family="paragraph" style:parent-style-name="PL-Paragraph">
      <style:text-properties fo:font-weight="bold" officeooo:paragraph-rsid="00080dea" style:font-weight-asian="bold" style:font-weight-complex="bold"/>
    </style:style>
    <style:style style:name="P36" style:family="paragraph" style:parent-style-name="PL-Title" style:master-page-name="Standard">
      <style:paragraph-properties style:page-number="auto"/>
    </style:style>
    <style:style style:name="T1" style:family="text">
      <style:text-properties style:use-window-font-color="true" officeooo:rsid="0012a1a5"/>
    </style:style>
    <style:style style:name="T2" style:family="text">
      <style:text-properties style:use-window-font-color="true" officeooo:rsid="0014423a"/>
    </style:style>
    <style:style style:name="T3" style:family="text">
      <style:text-properties style:use-window-font-color="true" officeooo:rsid="001ba319"/>
    </style:style>
    <style:style style:name="T4" style:family="text">
      <style:text-properties style:use-window-font-color="true" officeooo:rsid="0004c5dc"/>
    </style:style>
    <style:style style:name="T5" style:family="text">
      <style:text-properties style:use-window-font-color="true" fo:font-style="normal" officeooo:rsid="0035fc20" style:font-style-asian="normal" style:font-style-complex="normal"/>
    </style:style>
    <style:style style:name="T6" style:family="text">
      <style:text-properties style:use-window-font-color="true" fo:font-style="normal" officeooo:rsid="000ee28a" style:font-style-asian="normal" style:font-style-complex="normal"/>
    </style:style>
    <style:style style:name="T7" style:family="text">
      <style:text-properties style:use-window-font-color="true" fo:font-style="normal" officeooo:rsid="002ff05f" style:font-style-asian="normal" style:font-style-complex="normal"/>
    </style:style>
    <style:style style:name="T8" style:family="text">
      <style:text-properties style:use-window-font-color="true" officeooo:rsid="000ee28a"/>
    </style:style>
    <style:style style:name="T9" style:family="text">
      <style:text-properties officeooo:rsid="0011f427"/>
    </style:style>
    <style:style style:name="T10" style:family="text">
      <style:text-properties officeooo:rsid="0012756e"/>
    </style:style>
    <style:style style:name="T11" style:family="text">
      <style:text-properties officeooo:rsid="0012a1a5"/>
    </style:style>
    <style:style style:name="T12" style:family="text">
      <style:text-properties officeooo:rsid="0014423a"/>
    </style:style>
    <style:style style:name="T13" style:family="text">
      <style:text-properties fo:font-weight="normal" officeooo:rsid="0011f427"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a772a0" style:font-style-asian="normal" style:font-weight-asian="normal" style:font-style-complex="normal" style:font-weight-complex="normal"/>
    </style:style>
    <style:style style:name="T16" style:family="text">
      <style:text-properties fo:font-style="normal" fo:font-weight="normal" officeooo:rsid="00b9e6af" style:font-style-asian="normal" style:font-weight-asian="normal" style:font-style-complex="normal" style:font-weight-complex="normal"/>
    </style:style>
    <style:style style:name="T17" style:family="text">
      <style:text-properties fo:font-style="normal" fo:font-weight="normal" officeooo:rsid="0011aadb" style:font-style-asian="normal" style:font-weight-asian="normal" style:font-style-complex="normal" style:font-weight-complex="normal"/>
    </style:style>
    <style:style style:name="T18" style:family="text">
      <style:text-properties fo:font-style="normal" fo:font-weight="normal" officeooo:rsid="0017d6da" style:font-style-asian="normal" style:font-weight-asian="normal" style:font-style-complex="normal" style:font-weight-complex="normal"/>
    </style:style>
    <style:style style:name="T19" style:family="text">
      <style:text-properties fo:font-style="normal" fo:font-weight="normal" officeooo:rsid="003c092a" style:font-style-asian="normal" style:font-weight-asian="normal" style:font-style-complex="normal" style:font-weight-complex="normal"/>
    </style:style>
    <style:style style:name="T20" style:family="text">
      <style:text-properties fo:font-style="normal" fo:font-weight="normal" officeooo:rsid="005cc0d8" style:font-style-asian="normal" style:font-weight-asian="normal" style:font-style-complex="normal" style:font-weight-complex="normal"/>
    </style:style>
    <style:style style:name="T21" style:family="text">
      <style:text-properties fo:font-style="normal" fo:font-weight="normal" officeooo:rsid="0017fcec" style:font-style-asian="normal" style:font-weight-asian="normal" style:font-style-complex="normal" style:font-weight-complex="normal"/>
    </style:style>
    <style:style style:name="T22" style:family="text">
      <style:text-properties fo:font-style="normal" fo:font-weight="normal" officeooo:rsid="00138ac0" style:font-style-asian="normal" style:font-weight-asian="normal" style:font-style-complex="normal" style:font-weight-complex="normal"/>
    </style:style>
    <style:style style:name="T23" style:family="text">
      <style:text-properties fo:font-style="normal" fo:font-weight="normal" officeooo:rsid="005bcbd3" style:font-style-asian="normal" style:font-weight-asian="normal" style:font-style-complex="normal" style:font-weight-complex="normal"/>
    </style:style>
    <style:style style:name="T24" style:family="text">
      <style:text-properties fo:font-style="normal" fo:font-weight="normal" officeooo:rsid="005ca2c6" style:font-style-asian="normal" style:font-weight-asian="normal" style:font-style-complex="normal" style:font-weight-complex="normal"/>
    </style:style>
    <style:style style:name="T25" style:family="text">
      <style:text-properties fo:font-style="normal" fo:font-weight="normal" officeooo:rsid="00155a2b" style:font-style-asian="normal" style:font-weight-asian="normal" style:font-style-complex="normal" style:font-weight-complex="normal"/>
    </style:style>
    <style:style style:name="T26" style:family="text">
      <style:text-properties fo:font-style="normal" fo:font-weight="normal" officeooo:rsid="00a9bd75" style:font-style-asian="normal" style:font-weight-asian="normal" style:font-style-complex="normal" style:font-weight-complex="normal"/>
    </style:style>
    <style:style style:name="T27" style:family="text">
      <style:text-properties fo:font-style="normal" fo:font-weight="normal" officeooo:rsid="00140e3e" style:font-style-asian="normal" style:font-weight-asian="normal" style:font-style-complex="normal" style:font-weight-complex="normal"/>
    </style:style>
    <style:style style:name="T28" style:family="text">
      <style:text-properties fo:font-style="normal" fo:font-weight="normal" officeooo:rsid="0014b17e" style:font-style-asian="normal" style:font-weight-asian="normal" style:font-style-complex="normal" style:font-weight-complex="normal"/>
    </style:style>
    <style:style style:name="T29" style:family="text">
      <style:text-properties fo:font-style="normal" fo:font-weight="normal" officeooo:rsid="0089d967" style:font-style-asian="normal" style:font-weight-asian="normal" style:font-style-complex="normal" style:font-weight-complex="normal"/>
    </style:style>
    <style:style style:name="T30" style:family="text">
      <style:text-properties fo:font-style="normal" fo:font-weight="normal" officeooo:rsid="00164838" style:font-style-asian="normal" style:font-weight-asian="normal" style:font-style-complex="normal" style:font-weight-complex="normal"/>
    </style:style>
    <style:style style:name="T31" style:family="text">
      <style:text-properties fo:font-style="normal" fo:font-weight="normal" officeooo:rsid="0017a3a9" style:font-style-asian="normal" style:font-weight-asian="normal" style:font-style-complex="normal" style:font-weight-complex="normal"/>
    </style:style>
    <style:style style:name="T32" style:family="text">
      <style:text-properties fo:font-style="normal" fo:font-weight="normal" officeooo:rsid="001f6583" style:font-style-asian="normal" style:font-weight-asian="normal" style:font-style-complex="normal" style:font-weight-complex="normal"/>
    </style:style>
    <style:style style:name="T33" style:family="text">
      <style:text-properties fo:font-style="normal" fo:font-weight="normal" officeooo:rsid="0035fc20" style:font-style-asian="normal" style:font-weight-asian="normal" style:font-style-complex="normal" style:font-weight-complex="normal"/>
    </style:style>
    <style:style style:name="T34" style:family="text">
      <style:text-properties fo:font-style="normal" fo:font-weight="normal" officeooo:rsid="000ee28a" style:font-style-asian="normal" style:font-weight-asian="normal" style:font-style-complex="normal" style:font-weight-complex="normal"/>
    </style:style>
    <style:style style:name="T35" style:family="text">
      <style:text-properties fo:font-style="normal" fo:font-weight="normal" officeooo:rsid="002ff05f" style:font-style-asian="normal" style:font-weight-asian="normal" style:font-style-complex="normal" style:font-weight-complex="normal"/>
    </style:style>
    <style:style style:name="T36" style:family="text">
      <style:text-properties fo:font-style="normal" fo:font-weight="normal" officeooo:rsid="000d92e4" style:font-style-asian="normal" style:font-weight-asian="normal" style:font-style-complex="normal" style:font-weight-complex="normal"/>
    </style:style>
    <style:style style:name="T37" style:family="text">
      <style:text-properties fo:font-style="normal" fo:font-weight="normal" officeooo:rsid="0031bea4" style:font-style-asian="normal" style:font-weight-asian="normal" style:font-style-complex="normal" style:font-weight-complex="normal"/>
    </style:style>
    <style:style style:name="T38" style:family="text">
      <style:text-properties fo:font-style="normal" fo:font-weight="normal" officeooo:rsid="00364f34" style:font-style-asian="normal" style:font-weight-asian="normal" style:font-style-complex="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normal"/>
    </style:style>
    <style:style style:name="T41" style:family="text">
      <style:text-properties fo:font-style="normal" officeooo:rsid="00a772a0" style:font-style-asian="normal" style:font-style-complex="normal"/>
    </style:style>
    <style:style style:name="T42" style:family="text">
      <style:text-properties fo:font-style="normal" officeooo:rsid="00b9e6af" style:font-style-asian="normal" style:font-style-complex="normal"/>
    </style:style>
    <style:style style:name="T43" style:family="text">
      <style:text-properties fo:font-style="normal" officeooo:rsid="001ba319" style:font-style-asian="normal" style:font-style-complex="normal"/>
    </style:style>
    <style:style style:name="T44" style:family="text">
      <style:text-properties fo:font-style="normal" officeooo:rsid="00345e35" style:font-style-asian="normal" style:font-style-complex="normal"/>
    </style:style>
    <style:style style:name="T45" style:family="text">
      <style:text-properties fo:font-style="normal" officeooo:rsid="000dc2cd" style:font-style-asian="normal" style:font-style-complex="normal"/>
    </style:style>
    <style:style style:name="T46" style:family="text">
      <style:text-properties fo:font-style="normal" officeooo:rsid="000d92e4" style:font-style-asian="normal" style:font-style-complex="normal"/>
    </style:style>
    <style:style style:name="T47" style:family="text">
      <style:text-properties fo:font-style="normal" officeooo:rsid="002ff05f" style:font-style-asian="normal" style:font-style-complex="normal"/>
    </style:style>
    <style:style style:name="T48" style:family="text">
      <style:text-properties fo:font-style="normal" officeooo:rsid="004e11e0" style:font-style-asian="normal" style:font-style-complex="normal"/>
    </style:style>
    <style:style style:name="T49" style:family="text">
      <style:text-properties fo:font-style="normal" officeooo:rsid="00344572" style:font-style-asian="normal" style:font-style-complex="normal"/>
    </style:style>
    <style:style style:name="T50" style:family="text">
      <style:text-properties fo:font-style="normal" officeooo:rsid="004f270c" style:font-style-asian="normal" style:font-style-complex="normal"/>
    </style:style>
    <style:style style:name="T51" style:family="text">
      <style:text-properties fo:font-style="normal" officeooo:rsid="0051134c" style:font-style-asian="normal" style:font-style-complex="normal"/>
    </style:style>
    <style:style style:name="T52" style:family="text">
      <style:text-properties fo:font-style="normal" officeooo:rsid="001ba319" style:font-style-asian="normal"/>
    </style:style>
    <style:style style:name="T53" style:family="text">
      <style:text-properties fo:font-style="normal" fo:font-weight="bold" officeooo:rsid="00a772a0" style:font-style-asian="normal" style:font-weight-asian="bold" style:font-style-complex="normal" style:font-weight-complex="bold"/>
    </style:style>
    <style:style style:name="T54" style:family="text">
      <style:text-properties fo:font-style="normal" fo:font-weight="bold" officeooo:rsid="0019f582" style:font-style-asian="normal" style:font-weight-asian="bold" style:font-style-complex="normal" style:font-weight-complex="bold"/>
    </style:style>
    <style:style style:name="T55" style:family="text">
      <style:text-properties fo:font-style="normal" fo:font-weight="bold" officeooo:rsid="00a4d55b" style:font-style-asian="normal" style:font-weight-asian="bold" style:font-style-complex="normal" style:font-weight-complex="bold"/>
    </style:style>
    <style:style style:name="T56" style:family="text">
      <style:text-properties fo:font-style="normal" fo:font-weight="bold" officeooo:rsid="00a9bd75" style:font-style-asian="normal" style:font-weight-asian="bold" style:font-style-complex="normal" style:font-weight-complex="bold"/>
    </style:style>
    <style:style style:name="T57" style:family="text">
      <style:text-properties fo:font-style="normal" fo:font-weight="bold" officeooo:rsid="00b9e6af" style:font-style-asian="normal" style:font-weight-asian="bold" style:font-style-complex="normal" style:font-weight-complex="bold"/>
    </style:style>
    <style:style style:name="T58" style:family="text">
      <style:text-properties fo:font-style="normal" fo:font-weight="bold" fo:background-color="#00ff00" style:font-style-asian="normal" style:font-weight-asian="bold" style:font-style-complex="normal" style:font-weight-complex="bold"/>
    </style:style>
    <style:style style:name="T59" style:family="text">
      <style:text-properties officeooo:rsid="000ace59"/>
    </style:style>
    <style:style style:name="T60" style:family="text">
      <style:text-properties officeooo:rsid="000c1195"/>
    </style:style>
    <style:style style:name="T61" style:family="text">
      <style:text-properties officeooo:rsid="000dbdd1"/>
    </style:style>
    <style:style style:name="T62" style:family="text">
      <style:text-properties officeooo:rsid="00032a44"/>
    </style:style>
    <style:style style:name="T63" style:family="text">
      <style:text-properties officeooo:rsid="001ba319"/>
    </style:style>
    <style:style style:name="T64" style:family="text">
      <style:text-properties officeooo:rsid="0019be1e"/>
    </style:style>
    <style:style style:name="T65" style:family="text">
      <style:text-properties officeooo:rsid="0004c5dc"/>
    </style:style>
    <style:style style:name="T66" style:family="text">
      <style:text-properties fo:font-weight="bold" style:font-weight-asian="bold" style:font-weight-complex="bold"/>
    </style:style>
    <style:style style:name="T67" style:family="text">
      <style:text-properties fo:font-weight="bold" officeooo:rsid="00c4f765" style:font-weight-asian="bold"/>
    </style:style>
    <style:style style:name="T68" style:family="text">
      <style:text-properties fo:font-weight="bold" officeooo:rsid="001264be" style:font-weight-asian="bold"/>
    </style:style>
    <style:style style:name="T69" style:family="text">
      <style:text-properties fo:font-weight="bold" officeooo:rsid="000b6c26" style:font-weight-asian="bold"/>
    </style:style>
    <style:style style:name="T70" style:family="text">
      <style:text-properties fo:font-weight="bold" officeooo:rsid="000f233d" style:font-weight-asian="bold"/>
    </style:style>
    <style:style style:name="T71" style:family="text">
      <style:text-properties fo:font-weight="bold" officeooo:rsid="00c94185" style:font-weight-asian="bold"/>
    </style:style>
    <style:style style:name="T72" style:family="text">
      <style:text-properties fo:font-weight="bold" officeooo:rsid="00069627" style:font-weight-asian="bold"/>
    </style:style>
    <style:style style:name="T73" style:family="text">
      <style:text-properties fo:color="#000000" fo:font-style="normal" fo:font-weight="normal" officeooo:rsid="00205704" style:font-style-asian="normal" style:font-weight-asian="normal" style:font-style-complex="normal" style:font-weight-complex="normal"/>
    </style:style>
    <style:style style:name="T74" style:family="text">
      <style:text-properties fo:color="#000000" fo:font-style="normal" fo:font-weight="normal" officeooo:rsid="0019f582" style:font-style-asian="normal" style:font-weight-asian="normal" style:font-style-complex="normal" style:font-weight-complex="normal"/>
    </style:style>
    <style:style style:name="T75" style:family="text">
      <style:text-properties fo:color="#000000" fo:font-style="normal" fo:font-weight="normal" officeooo:rsid="00155a2b" style:font-style-asian="normal" style:font-weight-asian="normal" style:font-style-complex="normal" style:font-weight-complex="normal"/>
    </style:style>
    <style:style style:name="T76" style:family="text">
      <style:text-properties fo:color="#000000" fo:font-style="normal" fo:font-weight="normal" officeooo:rsid="00218826" style:font-style-asian="normal" style:font-weight-asian="normal" style:font-style-complex="normal" style:font-weight-complex="normal"/>
    </style:style>
    <style:style style:name="T77" style:family="text">
      <style:text-properties fo:color="#000000" fo:font-style="normal" fo:font-weight="normal" officeooo:rsid="0020b358" style:font-style-asian="normal" style:font-weight-asian="normal" style:font-style-complex="normal" style:font-weight-complex="normal"/>
    </style:style>
    <style:style style:name="T78" style:family="text">
      <style:text-properties fo:color="#000000" fo:font-style="normal" fo:font-weight="normal" officeooo:rsid="0017d6da" style:font-style-asian="normal" style:font-weight-asian="normal" style:font-style-complex="normal" style:font-weight-complex="normal"/>
    </style:style>
    <style:style style:name="T79" style:family="text">
      <style:text-properties fo:color="#000000" fo:font-style="normal" fo:font-weight="normal" officeooo:rsid="0017fcec" style:font-style-asian="normal" style:font-weight-asian="normal" style:font-style-complex="normal" style:font-weight-complex="normal"/>
    </style:style>
    <style:style style:name="T80" style:family="text">
      <style:text-properties officeooo:rsid="0059187f"/>
    </style:style>
    <style:style style:name="T81" style:family="text">
      <style:text-properties officeooo:rsid="00138ac0"/>
    </style:style>
    <style:style style:name="T82" style:family="text">
      <style:text-properties officeooo:rsid="00b9e6af"/>
    </style:style>
    <style:style style:name="T83" style:family="text">
      <style:text-properties officeooo:rsid="005a5e50"/>
    </style:style>
    <style:style style:name="T84" style:family="text">
      <style:text-properties officeooo:rsid="001f0fd9"/>
    </style:style>
    <style:style style:name="T85" style:family="text">
      <style:text-properties officeooo:rsid="002d1861"/>
    </style:style>
    <style:style style:name="T86" style:family="text">
      <style:text-properties fo:font-size="14pt" fo:font-style="italic" fo:font-weight="normal" officeooo:rsid="001ba319" style:font-size-asian="14pt" style:font-style-asian="italic" style:font-weight-asian="normal" style:font-size-complex="14pt" style:font-style-complex="italic" style:font-weight-complex="normal"/>
    </style:style>
    <style:style style:name="T87" style:family="text">
      <style:text-properties fo:font-variant="normal" fo:text-transform="none" fo:color="#000000" style:font-name="Arial" fo:font-size="10pt" fo:letter-spacing="normal" fo:font-style="normal" style:text-underline-style="none" officeooo:rsid="00080dea" fo:background-color="transparent" style:font-size-asian="10pt" style:font-style-asian="normal" style:font-size-complex="10pt" style:font-style-complex="normal"/>
    </style:style>
    <style:style style:name="T88" style:family="text">
      <style:text-properties officeooo:rsid="00080de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62">Summary Report</text:span></text:p>
      <text:p text:style-name="PL-Title"><text:span text:style-name="T64">Contents</text:span></text:p>
      <text:p text:style-name="PL-SubHeading"><text:span text:style-name="T64">1. Research </text:span><text:span text:style-name="T65">Question and </text:span><text:span text:style-name="T64">Aims</text:span></text:p>
      <text:p text:style-name="P11"><text:span text:style-name="T65"><text:tab/>250</text:span><text:span text:style-name="T63"> words</text:span></text:p>
      <text:p text:style-name="P11"><text:span text:style-name="T52"/></text:p>
      <text:p text:style-name="P13"><text:span text:style-name="T88">NEEDS TO BE VERY SPECFIC</text:span></text:p>
      <text:p text:style-name="P33"><text:span text:style-name="Emphasis"><text:span text:style-name="T17">My</text:span></text:span><text:span text:style-name="Emphasis"><text:span text:style-name="T14"> research is concerned with defining an alternative form of ‘open-source’ architectural practice of computational methods. How can critical approaches to computing inform a practice of architecture that is defined by such methods, rather than one that only is composed of tools? </text:span></text:span><text:span text:style-name="Emphasis"><text:span text:style-name="T32">How can such a practice address the question of access to complex computer technology within architectural design processes?</text:span></text:span></text:p>
      <text:list xml:id="list3002585152291411330" text:style-name="L1">
        <text:list-item>
          <text:p text:style-name="P34">To define an ecology of digital techniques, that includes the physical consequences of virtual technologies</text:p>
        </text:list-item>
        <text:list-item>
          <text:p text:style-name="P34">To engage with computational design as a democratic and participatory tool</text:p>
        </text:list-item>
        <text:list-item>
          <text:p text:style-name="P34">To develop new open source computer techniques to counter closed models of spatial simulation in architectural design</text:p>
          <text:p text:style-name="P34"/>
        </text:list-item>
      </text:list>
      <text:p text:style-name="PL-SubHeading"><text:span text:style-name="T64">2. Context</text:span></text:p>
      <text:p text:style-name="P11"><text:span text:style-name="T65"><text:tab/>250</text:span><text:span text:style-name="T63"> words</text:span></text:p>
      <text:p text:style-name="P8"><text:span text:style-name="T64"/></text:p>
      <text:p text:style-name="PL-SubHeading"><text:span text:style-name="T64">3. </text:span><text:span text:style-name="T65">Critical References</text:span></text:p>
      <text:p text:style-name="P11"><text:span text:style-name="T65"><text:tab/>1000</text:span><text:span text:style-name="T63"> words</text:span></text:p>
      <text:p text:style-name="P12"><text:span text:style-name="T88">- - - - - - - - - - - - - - - - - - - - - - - - - - - - - - - - - - - - - - - - - - - - - - - - - - - - - -</text:span></text:p>
      <text:p text:style-name="P33"><text:span text:style-name="Emphasis"><text:span text:style-name="T40"/></text:span></text:p>
      <text:p text:style-name="P33"><text:span text:style-name="Emphasis"><text:span text:style-name="T40">Th</text:span></text:span><text:span text:style-name="Emphasis"><text:span text:style-name="T49">is work </text:span></text:span><text:span text:style-name="Emphasis"><text:span text:style-name="T40">will be framed by contemporary feminist theories of situated knowledge with regard to the broad question of science practice and its societal implications [Haraway, Braidotti] and the more specific issue of historical </text:span></text:span><text:span text:style-name="Emphasis"><text:span text:style-name="T48">narrative</text:span></text:span><text:span text:style-name="Emphasis"><text:span text:style-name="T40"> of computing </text:span></text:span><text:span text:style-name="Emphasis"><text:span text:style-name="T48">that has lead to alternate formations such of terms such as cyborgs [Haraway] and post-humans</text:span></text:span><text:span text:style-name="Emphasis"><text:span text:style-name="T40"> [Hayles]. <text:line-break/><text:line-break/>I intend to use this approach to situated (scientific) knowledge in order to ‘re-evaluate’ and perhaps ‘reclaim’ in some way two theories, that I would say have often been placed somewhat in opposition, within an idea of computational science - Emergence [De Landa, </text:span></text:span><text:span text:style-name="Emphasis"><text:span text:style-name="T48">Prigogine, Barad</text:span></text:span><text:span text:style-name="Emphasis"><text:span text:style-name="T40">] </text:span></text:span><text:span text:style-name="Emphasis"><text:span text:style-name="T50">in terms of 'simulation'</text:span></text:span><text:span text:style-name="Emphasis"><text:span text:style-name="T40"> and Cybernetics [as established by Weiner et al and then re-conceptualised by Maturana and Varela] </text:span></text:span><text:span text:style-name="Emphasis"><text:span text:style-name="T50">in terms of a 'practitioner' of computational methods. </text:span></text:span><text:span text:style-name="Emphasis"><text:span text:style-name="T40">Both </text:span></text:span><text:span text:style-name="Emphasis"><text:span text:style-name="T50">strands </text:span></text:span><text:span text:style-name="Emphasis"><text:span text:style-name="T40">have, in some way, been (</text:span></text:span><text:span text:style-name="Emphasis"><text:span text:style-name="T48">at least </text:span></text:span><text:span text:style-name="Emphasis"><text:span text:style-name="T40">temporarily) adopted in the history architectural practice and design - in terms of, say, the exhibition Cybernetic Serendipity in London in 1968 as well as more recently in the sort of ‘generative design’ seen in the work of </text:span></text:span><text:span text:style-name="Emphasis"><text:span text:style-name="T51">diverse range of </text:span></text:span><text:span text:style-name="Emphasis"><text:span text:style-name="T40">practices <text:s/></text:span></text:span><text:span text:style-name="Emphasis"><text:span text:style-name="T48">- </text:span></text:span><text:span text:style-name="Emphasis"><text:span text:style-name="T40"><text:s/>but that, for the most part, </text:span></text:span><text:span text:style-name="Emphasis"><text:span text:style-name="T48">have focused solely</text:span></text:span><text:span text:style-name="Emphasis"><text:span text:style-name="T40"> on spatial </text:span></text:span><text:span text:style-name="Emphasis"><text:span text:style-name="T48">architectural </text:span></text:span><text:span text:style-name="Emphasis"><text:span text:style-name="T40">applications of terms such as 'morphogenesis'.</text:span></text:span></text:p>
      <text:p text:style-name="P33"><text:span text:style-name="Emphasis"><text:span text:style-name="T40">Within the context of the ideas of situated knowledge is my intention to 're-rehabilitate' these </text:span></text:span><text:span text:style-name="Emphasis"><text:span text:style-name="T48">now </text:span></text:span><text:span text:style-name="Emphasis"><text:span text:style-name="T40">discarded ideas/ technology/ code of these theories and </text:span></text:span><text:span text:style-name="Emphasis"><text:span text:style-name="T48">explore the alternative uses that they suggest within architectural practice. </text:span></text:span><text:span text:style-name="Emphasis"><text:span text:style-name="T40">Further to this, I not only want 're</text:span></text:span><text:span text:style-name="Emphasis"><text:span text:style-name="T48">cycle</text:span></text:span><text:span text:style-name="Emphasis"><text:span text:style-name="T40">' the algorithms </text:span></text:span><text:span text:style-name="Emphasis"><text:span text:style-name="T48">themselves</text:span></text:span><text:span text:style-name="Emphasis"><text:span text:style-name="T40">, but </text:span></text:span><text:span text:style-name="Emphasis"><text:span text:style-name="T48">include</text:span></text:span><text:span text:style-name="Emphasis"><text:span text:style-name="T40"> them into a new, </text:span></text:span><text:span text:style-name="Emphasis"><text:span text:style-name="T48">expanded</text:span></text:span><text:span text:style-name="Emphasis"><text:span text:style-name="T40"> </text:span></text:span><text:span text:style-name="Emphasis"><text:span text:style-name="T48">idea</text:span></text:span><text:span text:style-name="Emphasis"><text:span text:style-name="T40"> of 'open source', </text:span></text:span><text:span text:style-name="Emphasis"><text:span text:style-name="T48">that retains a focus on</text:span></text:span><text:span text:style-name="Emphasis"><text:span text:style-name="T40"> access to computational technology, but that also </text:span></text:span><text:span text:style-name="Emphasis"><text:span text:style-name="T48">incorporates</text:span></text:span><text:span text:style-name="Emphasis"><text:span text:style-name="T40"> </text:span></text:span><text:span text:style-name="Emphasis"><text:span text:style-name="T48">way of democratising the knowledge (and its means of production) of</text:span></text:span><text:span text:style-name="Emphasis"><text:span text:style-name="T40"> the 'scientific' concepts </text:span></text:span><text:span text:style-name="Emphasis"><text:span text:style-name="T48">relating to </text:span></text:span><text:span text:style-name="Emphasis"><text:span text:style-name="T40">emergence –</text:span></text:span><text:span text:style-name="Emphasis"><text:span text:style-name="T48"> an open source' approach that is about both 'skills' and 'knowledges'.</text:span></text:span><text:span text:style-name="Emphasis"><text:span text:style-name="T40"><text:line-break/><text:line-break/>I will </text:span></text:span><text:span text:style-name="Emphasis"><text:span text:style-name="T49">attempt to </text:span></text:span><text:span text:style-name="Emphasis"><text:span text:style-name="T40">place </text:span></text:span><text:span text:style-name="Emphasis"><text:span text:style-name="T49">all of </text:span></text:span><text:span text:style-name="Emphasis"><text:span text:style-name="T48">this </text:span></text:span><text:span text:style-name="Emphasis"><text:span text:style-name="T40">within a notion of a new form of ‘Digital Ecologies’ [Guattari, </text:span></text:span><text:span text:style-name="Emphasis"><text:span text:style-name="T48">Bateson</text:span></text:span><text:span text:style-name="Emphasis"><text:span text:style-name="T40">], </text:span></text:span><text:span text:style-name="Emphasis"><text:span text:style-name="T48">formed from </text:span></text:span><text:span text:style-name="Emphasis"><text:span text:style-name="T40">the consequences – </text:span></text:span><text:span text:style-name="Emphasis"><text:span text:style-name="T48">knowledge, </text:span></text:span><text:span text:style-name="Emphasis"><text:span text:style-name="T40">material, environment, bodies, politics, technologies, economies - of the current paradigm of ‘technological transience’ [Gabrys].</text:span></text:span></text:p>
      <text:p text:style-name="P12"><text:soft-page-break/><text:span text:style-name="T88">- - - - - - - - - - - - - - - - - - - - - - - - - - - - - - - - - - - - - - - - - - - - - - - - - - - - - - <text:s/></text:span></text:p>
      <text:p text:style-name="PL-Paragraph"><text:span text:style-name="Emphasis">My</text:span><text:span text:style-name="Emphasis"> work </text:span><text:span text:style-name="Emphasis">is</text:span><text:span text:style-name="Emphasis"> framed by contemporary feminist theories of situated knowledge with regard to the broad question of science practice and its societal implications [Haraway, Braidotti] and the more specific issue of historical narrative of computing that has lead to alternate formations such of terms such as cyborgs [Haraway] and post-humans [Hayles]. Within th</text:span><text:span text:style-name="Emphasis">is</text:span><text:span text:style-name="Emphasis"> context of the ideas of situated knowledge is my intention to 're-rehabilitate' <text:s/>now discarded ideas/ technology/ code </text:span><text:span text:style-name="Emphasis">surrounding computational design and to </text:span><text:span text:style-name="Emphasis">explore the alternative uses that they suggest within </text:span><text:span text:style-name="Emphasis">a new practice of </text:span><text:span text:style-name="Emphasis">architectur</text:span><text:span text:style-name="Emphasis">e</text:span><text:span text:style-name="Emphasis">. </text:span></text:p>
      <text:p text:style-name="PL-Paragraph"><text:span text:style-name="Emphasis">I not only want 'recycle' the algorithms themselves, but include them into a new, expanded idea of 'open source', that retains a focus on access to computational technology, but that also incorporates way of democratising the knowledge (and its means of production) of the 'scientific' concepts relating to emergence – an open source' approach that is about both 'skills' and 'knowledges'.</text:span></text:p>
      <text:p text:style-name="PL-Paragraph"><text:span text:style-name="Emphasis">More broadly, the question of computational science is addressed though the o</text:span><text:span text:style-name="Emphasis">ntological and epistemological significance of </text:span><text:span text:style-name="Emphasis">the concept of </text:span><text:span text:style-name="Emphasis">e</text:span><text:span text:style-name="Emphasis">mergenc</text:span><text:span text:style-name="Emphasis">e </text:span><text:span text:style-name="Emphasis">[</text:span><text:span text:style-name="Emphasis">Deleuze, </text:span><text:span text:style-name="Emphasis">De Landa</text:span><text:span text:style-name="Emphasis">] and </text:span><text:span text:style-name="Emphasis">the science of </text:span><text:span text:style-name="Emphasis">quantum physics [</text:span><text:span text:style-name="Emphasis">Prigogine, Barad]. </text:span><text:span text:style-name="Emphasis">Terms such as 'measure' and 'value', so common in computing, are re-conceptualized to reflect the significance of these strands of scientific research, both in terms of what and how we can measure.</text:span></text:p>
      <text:p text:style-name="PL-Paragraph"><text:span text:style-name="Emphasis">I will <text:s/>place this within <text:s/>a new form of ‘Digital Ecologies’ [Guattari, Bateson], formed from the consequences – knowledge, material, environment, bodies, politics, technologies, economies - of the current paradigm of ‘technological transience’ [Gabrys].</text:span></text:p>
      <text:p text:style-name="P33"><text:span text:style-name="Emphasis"><text:span text:style-name="T17">Using these theoretical strands, my PhD focuses more specifically on three particular aspects of computing that are linked through the historical construction of contemporary understanding of what constitutes computational technology – algorithms, interface and simulation –</text:span></text:span><text:span text:style-name="Emphasis"><text:span text:style-name="T22"> and I am currently undertaking case studies and projects structured under these topics.</text:span></text:span></text:p>
      <text:p text:style-name="P33"><text:span text:style-name="Emphasis"><text:span text:style-name="T54">A</text:span></text:span><text:span text:style-name="Emphasis"><text:span text:style-name="T55">lgorithm</text:span></text:span><text:span text:style-name="Emphasis"><text:span text:style-name="T56">s </text:span></text:span><text:span text:style-name="Emphasis"><text:span text:style-name="T55"><text:s/>–</text:span></text:span><text:span text:style-name="Emphasis"><text:span text:style-name="T53"> as an explicit records of </text:span></text:span><text:span text:style-name="Emphasis"><text:span text:style-name="T57">critical </text:span></text:span><text:span text:style-name="Emphasis"><text:span text:style-name="T53">process</text:span></text:span><text:span text:style-name="Emphasis"><text:span text:style-name="T57">es</text:span></text:span></text:p>
      <text:p text:style-name="P33"><text:span text:style-name="T80">Algorithms are crucial to both software engineering and computer science. But in each case, they operate in different ways. In computer science, they are seen in abstract, as a description of the tasks to be carried out, whereas in software design they are more practical - <text:s/>through a programming language, <text:s/>algorithms do things. </text:span><text:span text:style-name="T81">But this </text:span><text:span text:style-name="T80">conflict is in fact a conflation. Whilst there is a formal separation between an algorithm and the data that </text:span><text:span text:style-name="T82">i</text:span><text:span text:style-name="T80">t requires to execute its tasks, the relationship between the two is such that an algorithm stripped of its data </text:span><text:span text:style-name="T83"><text:s/></text:span><text:span text:style-name="T80">– i.e. it's context – is no longer an algorithm. Therefore, the algorithm as an abstract concept is problematic </text:span><text:span text:style-name="Emphasis"><text:span text:style-name="T23"><text:s/>–</text:span></text:span><text:span text:style-name="Emphasis"><text:span text:style-name="T24"> you cannot simply 'think algorithmically' </text:span></text:span><text:span text:style-name="Emphasis"><text:span text:style-name="T25">[Goffey]</text:span></text:span><text:span text:style-name="Emphasis"><text:span text:style-name="T24">. </text:span></text:span><text:span text:style-name="Emphasis"><text:span text:style-name="T22">B</text:span></text:span><text:span text:style-name="Emphasis"><text:span text:style-name="T26">ut you can 'act' </text:span></text:span><text:span text:style-name="Emphasis"><text:span text:style-name="T24">algorithmically</text:span></text:span><text:span text:style-name="Emphasis"><text:span text:style-name="T26">. </text:span></text:span><text:span text:style-name="Emphasis"><text:span text:style-name="T22">Algorithms </text:span></text:span><text:span text:style-name="Emphasis"><text:span text:style-name="T26">are ways of recording </text:span></text:span><text:span text:style-name="Emphasis"><text:span text:style-name="T27">and distributing </text:span></text:span><text:span text:style-name="Emphasis"><text:span text:style-name="T26">action</text:span></text:span><text:span text:style-name="Emphasis"><text:span text:style-name="T27">s</text:span></text:span><text:span text:style-name="Emphasis"><text:span text:style-name="T26"> as well as communicating </text:span></text:span><text:span text:style-name="Emphasis"><text:span text:style-name="T27">them.</text:span></text:span></text:p>
      <text:p text:style-name="P33"><text:span text:style-name="Emphasis"><text:span text:style-name="T54">I</text:span></text:span><text:span text:style-name="Emphasis"><text:span text:style-name="T55">nterface</text:span></text:span><text:span text:style-name="Emphasis"><text:span text:style-name="T56">s </text:span></text:span><text:span text:style-name="Emphasis"><text:span text:style-name="T55"><text:s/>–</text:span></text:span><text:span text:style-name="Emphasis"><text:span text:style-name="T53"> as </text:span></text:span><text:span text:style-name="Emphasis"><text:span text:style-name="T57">social </text:span></text:span><text:span text:style-name="Emphasis"><text:span text:style-name="T53">models of involvement</text:span></text:span></text:p>
      <text:p text:style-name="P33"><text:span text:style-name="Emphasis"><text:span text:style-name="T28">Interface, and specifically the GUI, is what commonly <text:s/>marks the difference between 'code' and 'software'. </text:span></text:span><text:span text:style-name="Emphasis"><text:span text:style-name="T25">However, the knowledge of the user blurs this apparently clear distinction. Furthermore, </text:span></text:span><text:span text:style-name="Strong_20_Emphasis"><text:span text:style-name="T29"><text:s/>'Human Computer Interaction' (HCI) operates through an over simplification of feedback mechanisms </text:span></text:span><text:span text:style-name="Strong_20_Emphasis"><text:span text:style-name="T25">of </text:span></text:span><text:span text:style-name="Strong_20_Emphasis"><text:span text:style-name="T29"><text:s/>'stimulus' and 'response' </text:span></text:span><text:span text:style-name="Strong_20_Emphasis"><text:span text:style-name="T25">and as such, designing</text:span></text:span><text:span text:style-name="Strong_20_Emphasis"><text:span text:style-name="T29"> with a </text:span></text:span><text:span text:style-name="Strong_20_Emphasis"><text:span text:style-name="T25">(mythical) </text:span></text:span><text:span text:style-name="Strong_20_Emphasis"><text:span text:style-name="T29">'typical' user in mind </text:span></text:span><text:span text:style-name="Strong_20_Emphasis"><text:span text:style-name="T25">that is both empowered and made invisible [Fuller]. </text:span></text:span><text:span text:style-name="Strong_20_Emphasis"><text:span text:style-name="T30">Software interface is more usefully understood as </text:span></text:span><text:span text:style-name="Strong_20_Emphasis"><text:span text:style-name="T31">social </text:span></text:span><text:span text:style-name="Strong_20_Emphasis"><text:span text:style-name="T30">models of involvement within the complex processes that sit behind the screen.</text:span></text:span></text:p>
      <text:p text:style-name="P33"><text:span text:style-name="Emphasis"><text:span text:style-name="T54">S</text:span></text:span><text:span text:style-name="Emphasis"><text:span text:style-name="T55">imulation</text:span></text:span><text:span text:style-name="Emphasis"><text:span text:style-name="T56">s </text:span></text:span><text:span text:style-name="Emphasis"><text:span text:style-name="T55"><text:s/>–</text:span></text:span><text:span text:style-name="Emphasis"><text:span text:style-name="T53"> as </text:span></text:span><text:span text:style-name="Emphasis"><text:span text:style-name="T57">speculative </text:span></text:span><text:span text:style-name="Emphasis"><text:span text:style-name="T53">open experiments</text:span></text:span></text:p>
      <text:p text:style-name="P33"><text:span text:style-name="Strong_20_Emphasis"><text:span text:style-name="T18">Simulation is intertwined with both the historical development of computational technology and science and a wider understanding of its potential uses. Cybernetics, and the subsequent research into Artificial Intelligence is indicative of this duality. The architecture of a computer memory is a simulation of the human brain that the computer then seeks to further simulate through (algorithmic) techniques such as neural networks </text:span></text:span><text:span text:style-name="Strong_20_Emphasis"><text:span text:style-name="T78">[</text:span></text:span><text:span text:style-name="Strong_20_Emphasis"><text:span text:style-name="T79">Slack</text:span></text:span><text:span text:style-name="Strong_20_Emphasis"><text:span text:style-name="T78">]</text:span></text:span><text:span text:style-name="Strong_20_Emphasis"><text:span text:style-name="T18">. Simulation represents that potentials and dangers of computational technology. <text:s/></text:span></text:span><text:span text:style-name="Strong_20_Emphasis"><text:span text:style-name="T19">They </text:span></text:span><text:span text:style-name="Strong_20_Emphasis"><text:span text:style-name="T20">risk </text:span></text:span><text:span text:style-name="Strong_20_Emphasis"><text:span text:style-name="T19">tak</text:span></text:span><text:span text:style-name="Strong_20_Emphasis"><text:span text:style-name="T20">ing</text:span></text:span><text:span text:style-name="Strong_20_Emphasis"><text:span text:style-name="T19"> the simplified abstraction of the complexity of the world and return it as it's underlying structure </text:span></text:span><text:span text:style-name="Strong_20_Emphasis"><text:span text:style-name="T18">[Hayles, Harraway, Latour]. Furthermore, our ability to contest the conclusions of complex simulation is limited by access to both hardware, through the difference between elite and personal computing power [Eglash] and software, through </text:span></text:span><text:span text:style-name="Strong_20_Emphasis"><text:span text:style-name="T21">commercial</text:span></text:span><text:span text:style-name="Strong_20_Emphasis"><text:span text:style-name="T18"> dominance </text:span></text:span><text:span text:style-name="Strong_20_Emphasis"><text:span text:style-name="T21">and control.</text:span></text:span><text:span text:style-name="Strong_20_Emphasis"><text:span text:style-name="T18"> </text:span></text:span></text:p>
      <text:p text:style-name="P8"><text:span text:style-name="T63"/></text:p>
      <text:p text:style-name="PL-SubHeading"><text:span text:style-name="T64">4. Methodology</text:span></text:p>
      <text:p text:style-name="P12"><text:soft-page-break/><text:span text:style-name="T65"><text:tab/>250</text:span><text:span text:style-name="T63"> words<text:tab/></text:span></text:p>
      <text:p text:style-name="P10"><text:span text:style-name="T63">**</text:span><text:span text:style-name="T61">continuous**collaborative**concurrent**</text:span></text:p>
      <text:p text:style-name="P10"><text:span text:style-name="T61"/></text:p>
      <text:p text:style-name="P35">Collaborative Behaviour (Commit) - part<text:span text:style-name="T85">s</text:span>, component<text:span text:style-name="T85">s</text:span>, assembl<text:span text:style-name="T85">ies</text:span></text:p>
      <text:p text:style-name="P33"><text:span text:style-name="T67">Concurrent </text:span><text:span text:style-name="T68">Behaviour </text:span><text:span text:style-name="T69">(Branch) </text:span><text:span text:style-name="T70">- Many</text:span><text:span text:style-name="T71"> </text:span><text:span text:style-name="T72">version</text:span><text:span text:style-name="T70">s</text:span></text:p>
      <text:p text:style-name="P33"><text:span text:style-name="T66">C</text:span><text:span text:style-name="Strong_20_Emphasis">ontinuous Behaviour (Merge) – Authorship</text:span><text:span text:style-name="T86"><text:tab/></text:span></text:p>
      <text:p text:style-name="P8"><text:span text:style-name="T63"/></text:p>
      <text:p text:style-name="PL-SubHeading"><text:span text:style-name="T64">5. Research outcomes</text:span></text:p>
      <text:p text:style-name="P9"><text:span text:style-name="T4"><text:tab/>250</text:span><text:span text:style-name="T3"> words<text:tab/></text:span></text:p>
      <text:p text:style-name="P9"><text:span text:style-name="T3"/></text:p>
      <text:p text:style-name="P31"><text:span text:style-name="Emphasis"><text:span text:style-name="T54">S</text:span></text:span><text:span text:style-name="Emphasis"><text:span text:style-name="T55">imulation</text:span></text:span><text:span text:style-name="Emphasis"><text:span text:style-name="T56">s </text:span></text:span><text:span text:style-name="Emphasis"><text:span text:style-name="T55"><text:s/>–</text:span></text:span><text:span text:style-name="Emphasis"><text:span text:style-name="T53"> as </text:span></text:span><text:span text:style-name="Emphasis"><text:span text:style-name="T57">speculative </text:span></text:span><text:span text:style-name="Emphasis"><text:span text:style-name="T53">open experiments</text:span></text:span></text:p>
      <text:p text:style-name="P35"><text:span text:style-name="T44">environmental </text:span><text:span text:style-name="T45">'</text:span><text:span text:style-name="T46">simBot</text:span><text:span text:style-name="T45">' –</text:span><text:span text:style-name="T47"> mechanisms of feedback for design and simulation</text:span></text:p>
      <text:p text:style-name="P33"><text:span text:style-name="T35">This project is about building a</text:span><text:span text:style-name="T34"> </text:span><text:span text:style-name="T36">prototype tool for critical engagement in spatial simulation. </text:span><text:span text:style-name="T37">The</text:span><text:span text:style-name="T35"> initial </text:span><text:span text:style-name="T37">purpose</text:span><text:span text:style-name="T35"> is to make a satire of A</text:span><text:span text:style-name="T37">I</text:span><text:span text:style-name="T35"> </text:span><text:span text:style-name="T37">and cybernetic feedback</text:span><text:span text:style-name="T35"> by creating a 'bot' that is able to 'read', 'understand' and 'comment' on the </text:span><text:span text:style-name="T37">work </text:span><text:span text:style-name="T35">of students participating in a (separate) </text:span><text:span text:style-name="T37">environmental </text:span><text:span text:style-name="T35">simulation workshop. </text:span><text:span text:style-name="T37">T</text:span><text:span text:style-name="T35">hey will be using Energy Plus </text:span><text:span text:style-name="T37">to solve a specific design problem and t</text:span><text:span text:style-name="T35">he 'bot' will provide 'live' feedback on the progress of the students. The 'bot' will provide </text:span><text:span text:style-name="T37">a </text:span><text:span text:style-name="T35">subversive commentary and </text:span><text:span text:style-name="T37">an </text:span><text:span text:style-name="T35">alternative </text:span><text:span text:style-name="T37">representation</text:span><text:span text:style-name="T35"> of the data provided by the simulation software </text:span><text:span text:style-name="T37">with intention of encouraging the students to challenge their preconceived ideas around precision and interpretation in simulation.</text:span></text:p>
      <text:p text:style-name="P33"><text:span text:style-name="T33">My intention is to take this prototype and develop into a series different 'cyborg-tools', at different scales, as a way mediating architectural designers interactions with existing computational technologies of simulation. </text:span><text:span text:style-name="T38">These 'cyborg-tools' will form the basis of my ongoing PhD research.</text:span></text:p>
      <text:p text:style-name="P32"><text:span text:style-name="T6"/></text:p>
      <text:p text:style-name="P30"><text:span text:style-name="T1">Research </text:span><text:span text:style-name="T2">Question</text:span></text:p>
      <text:p text:style-name="P14">How to create open-source software tools for use in architectural design and simulation?</text:p>
      <text:p text:style-name="P7"/>
      <text:p text:style-name="P15">&gt;&gt; Contemporary context of digital tools in architectural design</text:p>
      <text:p text:style-name="P15">BIM</text:p>
      <text:p text:style-name="P15">Big data</text:p>
      <text:p text:style-name="P15">The cloud</text:p>
      <text:p text:style-name="P16">Spatial simulation, performance</text:p>
      <text:p text:style-name="P17"><text:span text:style-name="T9">Processing power </text:span><text:span text:style-name="T10">- </text:span><text:span text:style-name="T9">Consumer computing/ Industry computing</text:span></text:p>
      <text:p text:style-name="P18">Google glasses</text:p>
      <text:p text:style-name="P15"/>
      <text:p text:style-name="P15">&gt;&gt; Methods not tools</text:p>
      <text:p text:style-name="P17"><text:span text:style-name="T9">The </text:span><text:span text:style-name="T10">integration</text:span><text:span text:style-name="T9"> of contemporary technology –</text:span><text:span text:style-name="T10"> complex software for design and analysis, powerful, networked computing – into established architectural design processes is problematic.</text:span></text:p>
      <text:p text:style-name="P16">This technology is about continuous, concurrent and collaborative [at least in terms of industry actors] processes that are enabled by the technology. These run counter to much of the accepted norms for architectural design [such as....]</text:p>
      <text:p text:style-name="P16"/>
      <text:p text:style-name="P16">The complexity, power and cost of the tools makes them even more exclusive than things like CAD [whose skeumorphic nature linked it directly to the drawing boards and pens that it replaced]. <text:s/></text:p>
      <text:p text:style-name="P16"/>
      <text:p text:style-name="P16">Such tools, inevitably, mediate design processes and this mediation needs to be critically addressed. Currently, the ability to mould new design processes rests with large commercial software [and hardware] corporations.</text:p>
      <text:p text:style-name="P16"/>
      <text:p text:style-name="P16">New tools require new methods. But what should these methods be like? </text:p>
      <text:p text:style-name="P16"/>
      <text:p text:style-name="P16">The crucial problem with these software tools is access and ownership – the cost of computer workstation with software is over £6000 – and while professional computer technology has always been costly, previously they have reflected well understood design processes of 'drawing'. And so, limited access to such tools would merely limit the speed at which I could produce the 'drawings'. This is no longer the case. without access to the technology, it becomes almost impossible to contribute to the process.</text:p>
      <text:p text:style-name="P16"/>
      <text:p text:style-name="P17"><text:span text:style-name="T10">Therefore, the new methods should be focused on providing open access to the </text:span><text:span text:style-name="T11">processes that this contemporary technology creates.</text:span></text:p>
      <text:p text:style-name="P18"/>
      <text:p text:style-name="P18">Within this context, I will explore the following critical definitions;</text:p>
      <text:p text:style-name="P18"/>
      <text:p text:style-name="P18">++++ 'software'</text:p>
      <text:p text:style-name="P20">&gt;&gt; What is software?</text:p>
      <text:p text:style-name="P23"><text:span text:style-name="T9">Not an un-materialised phenomena, separate from 'hardware' –</text:span><text:span text:style-name="T12"> they are intertwined, inseperable.</text:span></text:p>
      <text:p text:style-name="P24"/>
      <text:p text:style-name="P24">definitions for its constituent parts.</text:p>
      <text:p text:style-name="P21"><text:span text:style-name="T13">Algorithm - </text:span><text:span text:style-name="Emphasis"><text:span text:style-name="T15">as an explicit records of </text:span></text:span><text:span text:style-name="Emphasis"><text:span text:style-name="T16">critical </text:span></text:span><text:span text:style-name="Emphasis"><text:span text:style-name="T15">process</text:span></text:span><text:span text:style-name="Emphasis"><text:span text:style-name="T16">es</text:span></text:span></text:p>
      <text:p text:style-name="P21"><text:span text:style-name="T13">Interface - </text:span><text:span text:style-name="Emphasis"><text:span text:style-name="T15">as </text:span></text:span><text:span text:style-name="Emphasis"><text:span text:style-name="T16">social </text:span></text:span><text:span text:style-name="Emphasis"><text:span text:style-name="T15">models of involvement</text:span></text:span></text:p>
      <text:p text:style-name="P17"><text:span text:style-name="T9">Simulation - </text:span><text:span text:style-name="Emphasis"><text:span text:style-name="T41">as </text:span></text:span><text:span text:style-name="Emphasis"><text:span text:style-name="T42">speculative </text:span></text:span><text:span text:style-name="Emphasis"><text:span text:style-name="T41">open experiment</text:span></text:span></text:p>
      <text:p text:style-name="P17"><text:span text:style-name="Emphasis"><text:span text:style-name="T41"/></text:span></text:p>
      <text:p text:style-name="P25">- cyborgs and post humanism</text:p>
      <text:p text:style-name="P25">- constructing knowledge</text:p>
      <text:p text:style-name="P25">- science and simulation</text:p>
      <text:p text:style-name="P19">- hacking</text:p>
      <text:p text:style-name="P19"><text:soft-page-break/>- fab labs</text:p>
      <text:p text:style-name="P17"><text:span text:style-name="Emphasis"><text:span text:style-name="T53"/></text:span></text:p>
      <text:p text:style-name="P22">++++ open-source</text:p>
      <text:p text:style-name="P20">&gt;&gt; What is open source beyond some of it's more familiar aspects aspects?</text:p>
      <text:p text:style-name="P20">- more structured than the 'release' of the source code</text:p>
      <text:p text:style-name="P20">- more diverse than the convergent nature of the wiki</text:p>
      <text:p text:style-name="P20"/>
      <text:p text:style-name="P20">How to make 'software' that is not merely skeumorphic – only reflecting the [historical] commercial products?</text:p>
      <text:p text:style-name="P20"/>
      <text:p text:style-name="P24">An alternate definition of open source, specifically for architectural design</text:p>
      <text:p text:style-name="P22"/>
      <text:p text:style-name="P26"><text:span text:style-name="T11">- </text:span><text:span text:style-name="T59">Urban versioning – usman haque and matthew fuller</text:span></text:p>
      <text:p text:style-name="P26"><text:span text:style-name="T11">- </text:span>wikiplaza - hackitectura</text:p>
      <text:p text:style-name="P26"><text:span text:style-name="T11">- </text:span>open source architetcure manifesto</text:p>
      <text:p text:style-name="P27"><text:span text:style-name="T11">- </text:span><text:span text:style-name="T60">constant, et al</text:span></text:p>
      <text:p text:style-name="P28"><text:span text:style-name="T11">- </text:span>Git hub – social coding</text:p>
      <text:p text:style-name="P29"/>
      <text:p text:style-name="P21">**<text:span text:style-name="T61">continuous**collaborative**concurrent**</text:span></text:p>
      <text:p text:style-name="P29"/>
      <text:p text:style-name="P3"><text:span text:style-name="T11">Project Summary </text:span><text:span text:style-name="T12">&amp; Research outcomes</text:span></text:p>
      <text:p text:style-name="P4">“An open source platform for urban versioning”</text:p>
      <text:p text:style-name="P5">Exploring the combinatory potential of micro-blogging and aggrigated communication[twitter] and versioning as 'social digital production' [github] to create new forms of open source design methods.</text:p>
      <text:p text:style-name="P5"/>
      <text:p text:style-name="P4">Algorithm</text:p>
      <text:p text:style-name="P2">Explicit traces of the project rules an alternative to the 'BIM execution plan' [!]</text:p>
      <text:p text:style-name="P1">Data structures, protocols, procedures and steps.....</text:p>
      <text:p text:style-name="P4"/>
      <text:p text:style-name="P4">Interface</text:p>
      <text:p text:style-name="P5">The simBot - A ' digital companion'</text:p>
      <text:p text:style-name="P5">[Android] phone app for the collection, filtering and interpretation or real time design data. Intended to be 'individual' to be customisable, for the user to design her/ his own companion.</text:p>
      <text:p text:style-name="P6">An development of the simBot protoype that I have previously tested.</text:p>
      <text:p text:style-name="P5"/>
      <text:p text:style-name="P4">Simulation</text:p>
      <text:p text:style-name="P1">an 'augmented reality' platform for publishing, in real time, geometric and analytic data during 'live' design processes.</text:p>
      <text:p text:style-name="P1">Using either/ both student project work or design work from 'speculative' public workshops, organised with access spa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MercuryTextG4-Roman" svg:font-family="MercuryTextG4-Roman" style:font-family-generic="roman"/>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L-Paragraph" style:family="paragraph" style:parent-style-name="Text_20_body">
      <style:paragraph-properties fo:margin-left="0cm" fo:margin-right="2cm" fo:line-height="100%" fo:text-indent="0cm" style:auto-text-indent="false"/>
      <style:text-properties style:font-name="Calibri"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L-SubHeading" style:family="paragraph" style:parent-style-name="Standard" style:class="text">
      <style:paragraph-properties fo:margin-left="0cm" fo:margin-right="0cm" fo:margin-top="0.3cm" fo:margin-bottom="0.199cm" style:contextual-spacing="false" fo:line-height="100%" fo:text-indent="0cm" style:auto-text-indent="false" fo:background-color="transparent">
        <style:background-image/>
      </style:paragraph-properties>
      <style:text-properties fo:font-weight="bold" officeooo:rsid="004177f9" style:font-size-asian="10.5pt"/>
    </style:style>
    <style:style style:name="PL-Title" style:family="paragraph" style:parent-style-name="PL-Paragraph">
      <style:paragraph-properties fo:margin-top="0cm" fo:margin-bottom="0.199cm" style:contextual-spacing="false" fo:line-height="100%"/>
      <style:text-properties style:font-name="Calibri1" fo:font-size="12pt" fo:font-weight="bold"/>
    </style:style>
    <style:style style:name="PL-Quote" style:family="paragraph" style:parent-style-name="PL-Paragraph">
      <style:paragraph-properties fo:margin-left="5.001cm" fo:margin-right="0cm" fo:margin-top="0cm" fo:margin-bottom="0.4cm" style:contextual-spacing="false" fo:text-align="justify" style:justify-single-word="false" fo:text-indent="0cm" style:auto-text-indent="false"/>
      <style:text-properties style:font-name="Times New Roman1" fo:font-size="9pt" fo:font-style="italic"/>
    </style:style>
    <style:style style:name="PL-Bibliography" style:family="paragraph" style:parent-style-name="PL-Paragraph">
      <style:text-properties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4T12:22:35.90</meta:creation-date>
    <dc:date>2013-09-14T20:36:31.38</dc:date>
    <meta:editing-duration>PT8H12M47S</meta:editing-duration>
    <meta:editing-cycles>5</meta:editing-cycles>
    <meta:generator>LibreOffice/4.0.5.2$Windows_x86 LibreOffice_project/5464147a081647a250913f19c0715bca595af2f</meta:generator>
    <meta:document-statistic meta:table-count="0" meta:image-count="0" meta:object-count="0" meta:page-count="5" meta:paragraph-count="96" meta:word-count="1995" meta:character-count="13013" meta:non-whitespace-character-count="11059"/>
  </office:meta>
</office:document-meta>
</file>